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2" svg:font-family="'ＭＳ ゴシック'" style:font-family-generic="modern" style:font-charset="x-symbol"/>
    <style:font-face style:name="Yu Gothic" svg:font-family="'Yu Gothic'" style:font-family-generic="swiss" style:font-charset="x-symbol"/>
    <style:font-face style:name="ＭＳ Ｐゴシック1" svg:font-family="'ＭＳ Ｐゴシック'" style:font-family-generic="swiss" style:font-charset="x-symbol"/>
    <style:font-face style:name="Arial1" svg:font-family="Arial"/>
    <style:font-face style:name="Yu Gothic1" svg:font-family="'Yu Gothic'"/>
    <style:font-face style:name="ＭＳ ゴシック1" svg:font-family="'ＭＳ ゴシック'"/>
    <style:font-face style:name="ＭＳ Ｐゴシック" svg:font-family="'ＭＳ Ｐゴシック'"/>
    <style:font-face style:name="ＭＳ ゴシック" svg:font-family="'ＭＳ 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ＭＳ ゴシック" style:font-name-asian="ＭＳ ゴシック1" style:font-name-complex="ＭＳ ゴシック1"/>
    </style:style>
    <style:style style:name="ce3" style:family="table-cell" style:parent-style-name="Default" style:data-style-name="N0">
      <style:text-properties style:font-name="ＭＳ Ｐゴシック" style:font-name-asian="ＭＳ Ｐゴシック" style:font-name-complex="ＭＳ Ｐゴシック"/>
    </style:style>
    <style:style style:name="gr1" style:family="graphic">
      <style:graphic-properties draw:stroke="solid" svg:stroke-width="0.053cm" svg:stroke-color="#4472c4" draw:marker-end="a147" svg:stroke-opacity="100%" draw:stroke-linejoin="miter" svg:stroke-linecap="butt" draw:fill="none" fo:padding-top="0.009cm" fo:padding-bottom="0.009cm" fo:padding-left="0.009cm" fo:padding-right="0.009cm"/>
    </style:style>
    <style:style style:name="gr2" style:family="graphic">
      <style:graphic-properties draw:stroke="solid" svg:stroke-width="0.071cm" svg:stroke-color="#2f528f" svg:stroke-opacity="100%" draw:fill="solid" draw:fill-color="#ffff00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3" style:family="graphic">
      <style:graphic-properties draw:stroke="dash" draw:stroke-dash="Dash" svg:stroke-width="0.018cm" svg:stroke-color="#4472c4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4" style:family="graphic">
      <style:graphic-properties draw:stroke="solid" svg:stroke-width="0.071cm" svg:stroke-color="#2f528f" svg:stroke-opacity="100%" draw:fill="solid" draw:fill-color="#4472c4" draw:opacity="100%" draw:textarea-horizontal-align="center" draw:textarea-vertical-align="middle" draw:auto-grow-height="false" draw:auto-grow-width="false" fo:padding-top="0cm" fo:padding-bottom="0cm" fo:padding-left="0cm" fo:padding-right="0cm" fo:wrap-option="no-wrap"/>
    </style:style>
    <style:style style:name="gr5" style:family="graphic">
      <style:graphic-properties draw:stroke="dash" draw:stroke-dash="Dash" svg:stroke-width="0.018cm" svg:stroke-color="#4472c4" draw:marker-end="a125" svg:stroke-opacity="100%" draw:stroke-linejoin="miter" svg:stroke-linecap="butt" draw:fill="none" fo:padding-top="-0.008cm" fo:padding-bottom="-0.008cm" fo:padding-left="-0.008cm" fo:padding-right="-0.008cm"/>
    </style:style>
    <style:style style:name="gr6" style:family="graphic">
      <style:graphic-properties draw:stroke="dash" draw:stroke-dash="Dash" svg:stroke-width="0.018cm" svg:stroke-color="#4472c4" draw:marker-end="a150" svg:stroke-opacity="100%" draw:stroke-linejoin="miter" svg:stroke-linecap="butt" draw:fill="none" fo:padding-top="-0.008cm" fo:padding-bottom="-0.008cm" fo:padding-left="-0.008cm" fo:padding-right="-0.008cm"/>
    </style:style>
    <style:style style:name="gr7" style:family="graphic">
      <style:graphic-properties draw:stroke="dash" draw:stroke-dash="Dash" svg:stroke-width="0.018cm" svg:stroke-color="#4472c4" draw:marker-end="a137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solid" svg:stroke-width="0.053cm" svg:stroke-color="#4472c4" draw:marker-end="a145" svg:stroke-opacity="100%" draw:stroke-linejoin="miter" svg:stroke-linecap="butt" draw:fill="none" fo:padding-top="0.009cm" fo:padding-bottom="0.009cm" fo:padding-left="0.009cm" fo:padding-right="0.009cm"/>
    </style:style>
    <style:style style:name="gr9" style:family="graphic">
      <style:graphic-properties draw:stroke="dash" draw:stroke-dash="Dash" svg:stroke-width="0.018cm" svg:stroke-color="#4472c4" draw:marker-end="a159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53cm" svg:stroke-color="#4472c4" draw:marker-end="a164" svg:stroke-opacity="100%" draw:stroke-linejoin="miter" svg:stroke-linecap="butt" draw:fill="none" fo:padding-top="0.009cm" fo:padding-bottom="0.009cm" fo:padding-left="0.009cm" fo:padding-right="0.009cm"/>
    </style:style>
    <style:style style:name="gr11" style:family="graphic">
      <style:graphic-properties draw:stroke="dash" draw:stroke-dash="Dash" svg:stroke-width="0.018cm" svg:stroke-color="#4472c4" draw:marker-end="a162" svg:stroke-opacity="100%" draw:stroke-linejoin="miter" svg:stroke-linecap="butt" draw:fill="none" fo:padding-top="-0.008cm" fo:padding-bottom="-0.008cm" fo:padding-left="-0.008cm" fo:padding-right="-0.008cm"/>
    </style:style>
    <style:style style:name="gr12" style:family="graphic">
      <style:graphic-properties draw:stroke="dash" draw:stroke-dash="Dash" svg:stroke-width="0.018cm" svg:stroke-color="#4472c4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明朝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明朝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font-name="ＭＳ ゴシック2" fo:font-size="11pt" fo:font-style="normal" fo:text-shadow="none" style:text-underline-style="none" fo:font-weight="normal" style:font-name-asian="ＭＳ ゴシック1" style:font-size-asian="11pt" style:font-style-asian="normal" style:font-weight-asian="normal" style:font-name-complex="ＭＳ ゴシック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Yu Gothic" fo:font-size="11pt" fo:font-style="normal" fo:text-shadow="none" style:text-underline-style="none" fo:font-weight="normal" style:font-name-asian="Yu Gothic1" style:font-size-asian="11pt" style:font-style-asian="normal" style:font-weight-asian="normal" style:font-name-complex="Yu Gothic1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font-name="ＭＳ Ｐゴシック1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ＭＳ Ｐゴシック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クラス図" table:style-name="ta1"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>
            <draw:connector table:end-cell-address="クラス図.A2" table:end-x="2.05cm" table:end-y="0.278cm" draw:z-index="15" draw:name="直線矢印コネクタ 86" draw:style-name="gr1" draw:type="line" svg:x1="0.34cm" svg:y1="0.278cm" svg:x2="2.05cm" svg:y2="0.254cm" svg:d="M340 771l1710-24">
              <text:p/>
            </draw:connector>
          </table:table-cell>
          <table:table-cell office:value-type="string">
            <text:p><text:span text:style-name="T3">継承</text:span><text:span text:style-name="T4">（矢印側が子クラス）</text:span></text:p>
          </table:table-cell>
          <table:table-cell table:number-columns-repeated="2"/>
          <table:table-cell>
            <draw:custom-shape table:end-cell-address="クラス図.E3" table:end-x="2.131cm" table:end-y="0.035cm" draw:z-index="17" draw:name="正方形/長方形 94" draw:style-name="gr2" draw:text-style-name="P1" svg:width="1.683cm" svg:height="0.423cm" svg:x="0.448cm" svg:y="0.106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" office:value-type="string">
            <text:p>ユーザ定義クラス</text:p>
          </table:table-cell>
          <table:table-cell table:number-columns-repeated="1018"/>
        </table:table-row>
        <table:table-row table:style-name="ro2">
          <table:table-cell>
            <draw:connector table:end-cell-address="クラス図.A3" table:end-x="2.126cm" table:end-y="0.28cm" draw:z-index="10" draw:name="直線矢印コネクタ 61" draw:style-name="gr3" draw:type="line" svg:x1="0.272cm" svg:y1="0.28cm" svg:x2="2.126cm" svg:y2="0.272cm" svg:d="M272 1267l1854-8">
              <text:p/>
            </draw:connector>
          </table:table-cell>
          <table:table-cell table:style-name="ce2" office:value-type="string">
            <text:p>コンポジット（矢印側が生成される側）</text:p>
          </table:table-cell>
          <table:table-cell table:number-columns-repeated="2"/>
          <table:table-cell>
            <draw:custom-shape table:end-cell-address="クラス図.E3" table:end-x="2.11cm" table:end-y="0.431cm" draw:z-index="18" draw:name="正方形/長方形 97" draw:style-name="gr4" draw:text-style-name="P1" svg:width="1.609cm" svg:height="0.339cm" svg:x="0.501cm" svg:y="0.092cm">
              <text:p/>
              <draw:enhanced-geometry svg:viewBox="0 0 21600 21600" draw:type="non-primitive" draw:enhanced-path="M 0 0 L 21600 0 21600 21600 0 21600 Z N"/>
            </draw:custom-shape>
          </table:table-cell>
          <table:table-cell office:value-type="string">
            <text:p>Laravel<text:span text:style-name="T5">が用意したクラス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クラス図.B7" table:end-x="1.926cm" table:end-y="0.282cm" draw:z-index="7" draw:name="正方形/長方形 48" draw:style-name="gr2" draw:text-style-name="P1" xml:id="id1" draw:id="id1" svg:width="3.762cm" svg:height="1.139cm" svg:x="0.42cm" svg:y="0.131cm">
              <text:p text:style-name="P2"><text:span text:style-name="T1">web.php</text:span></text:p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g table:end-cell-address="クラス図.D9" table:end-x="2.171cm" table:end-y="0.318cm" draw:z-index="11" draw:name="グループ化 65">
              <draw:custom-shape draw:name="正方形/長方形 66" draw:style-name="gr4" draw:text-style-name="P1" xml:id="id2" draw:id="id2" svg:width="4.152cm" svg:height="1.116cm" svg:x="0.275cm" svg:y="0.116cm">
                <text:p text:style-name="P2"><text:span text:style-name="T1">Route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67" draw:style-name="gr4" draw:text-style-name="P1" xml:id="id4" draw:id="id4" svg:width="4.152cm" svg:height="1.087cm" svg:x="0.276cm" svg:y="1.206cm">
                <text:p text:style-name="P2"><text:span text:style-name="T1">get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クラス図.G10" table:end-x="0.702cm" table:end-y="0.101cm" draw:z-index="5" draw:name="グループ化 92">
              <draw:custom-shape draw:name="正方形/長方形 9" draw:style-name="gr4" draw:text-style-name="P1" xml:id="id3" draw:id="id3" svg:width="3.769cm" svg:height="0.695cm" svg:x="1.445cm" svg:y="0.315cm">
                <text:p text:style-name="P2"><text:span text:style-name="T1">Request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0" draw:style-name="gr4" draw:text-style-name="P1" svg:width="3.769cm" svg:height="1.525cm" svg:x="1.446cm" svg:y="1.045cm">
                <text:p text:style-name="P2"><text:span text:style-name="T1">path()</text:span></text:p>
                <text:p text:style-name="P2"><text:span text:style-name="T1">fullUaaaarl()</text:span></text:p>
                <text:p text:style-name="P2"><text:span text:style-name="T1"/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クラス図.I10" table:end-x="0.77cm" table:end-y="0.111cm" draw:z-index="6" draw:name="グループ化 93">
              <draw:custom-shape draw:name="正方形/長方形 16" draw:style-name="gr4" draw:text-style-name="P1" svg:width="3.762cm" svg:height="0.56cm" svg:x="1.519cm" svg:y="0.325cm">
                <text:p text:style-name="P2"><text:span text:style-name="T1">Response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20" draw:style-name="gr4" draw:text-style-name="P1" svg:width="3.762cm" svg:height="1.653cm" svg:x="1.52cm" svg:y="0.927cm">
                <text:p text:style-name="P2"><text:span text:style-name="T1">content()</text:span></text:p>
                <text:p text:style-name="P2"><text:span text:style-name="T1">setContent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7"/>
        </table:table-row>
        <table:table-row table:style-name="ro1">
          <table:table-cell/>
          <table:table-cell>
            <draw:connector table:end-cell-address="クラス図.C6" table:end-x="0.275cm" table:end-y="0.206cm" draw:z-index="9" draw:name="直線矢印コネクタ 54" draw:style-name="gr5" draw:type="line" svg:x1="1.926cm" svg:y1="0.206cm" svg:x2="2.531cm" svg:y2="0.18cm" draw:start-shape="id1" draw:start-glue-point="1" draw:end-shape="id2" draw:end-glue-point="3" svg:d="M4182 2678l605-26">
              <text:p/>
            </draw:connector>
          </table:table-cell>
          <table:table-cell/>
          <table:table-cell>
            <draw:connector table:end-cell-address="クラス図.E6" table:end-x="1.445cm" table:end-y="0.18cm" draw:z-index="16" draw:name="直線矢印コネクタ 89" draw:style-name="gr6" draw:type="line" svg:x1="2.17cm" svg:y1="0.18cm" svg:x2="3.701cm" svg:y2="0.168cm" draw:start-shape="id2" draw:start-glue-point="1" draw:end-shape="id3" draw:end-glue-point="3" svg:d="M8939 2652l1531-12">
              <text:p/>
            </draw:connector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クラス図.D11" table:end-x="0.095cm" table:end-y="0.413cm" draw:z-index="12" draw:name="直線矢印コネクタ 70" draw:style-name="gr7" draw:type="line" svg:x1="0.095cm" svg:y1="0.318cm" svg:x2="0.089cm" svg:y2="1.401cm" draw:start-shape="id4" draw:start-glue-point="2" draw:end-shape="id5" draw:end-glue-point="0" svg:d="M6864 4271l-6 1083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g table:end-cell-address="クラス図.D16" table:end-x="2.042cm" table:end-y="0.15cm" draw:z-index="8" draw:name="グループ化 50">
              <draw:custom-shape draw:name="正方形/長方形 51" draw:style-name="gr2" draw:text-style-name="P1" xml:id="id5" draw:id="id5" svg:width="3.903cm" svg:height="1.116cm" svg:x="0.395cm" svg:y="0.413cm">
                <text:p text:style-name="P2"><text:span text:style-name="T2">*</text:span><text:span text:style-name="T1">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52" draw:style-name="gr2" draw:text-style-name="P1" xml:id="id7" draw:id="id7" svg:width="3.903cm" svg:height="1.116cm" svg:x="0.396cm" svg:y="1.503cm">
                <text:p text:style-name="P2"><text:span text:style-name="T1">index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クラス図.D18" table:end-x="0.109cm" table:end-y="0.219cm" draw:z-index="14" draw:name="直線矢印コネクタ 83" draw:style-name="gr8" draw:type="line" svg:x1="0.109cm" svg:y1="1.207cm" svg:x2="0.09cm" svg:y2="0.15cm" draw:start-shape="id6" draw:start-glue-point="0" draw:end-shape="id7" draw:end-glue-point="2" svg:d="M6878 8617l-19-1057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custom-shape table:end-cell-address="クラス図.B20" table:end-x="1.889cm" table:end-y="0.356cm" draw:z-index="3" draw:name="正方形/長方形 25" draw:style-name="gr4" draw:text-style-name="P1" xml:id="id8" draw:id="id8" svg:width="3.846cm" svg:height="1.116cm" svg:x="0.299cm" svg:y="0.227cm">
              <text:p text:style-name="P2"><text:span text:style-name="T1">ValidatesRequests</text:span></text:p>
              <draw:enhanced-geometry svg:viewBox="0 0 21600 21600" draw:type="non-primitive" draw:enhanced-path="M 0 0 L 21600 0 21600 21600 0 21600 Z N"/>
            </draw:custom-shape>
          </table:table-cell>
          <table:table-cell/>
          <table:table-cell>
            <draw:g table:end-cell-address="クラス図.D22" table:end-x="2.145cm" table:end-y="0.45cm" draw:z-index="13" draw:name="グループ化 80">
              <draw:custom-shape draw:name="正方形/長方形 81" draw:style-name="gr4" draw:text-style-name="P1" xml:id="id6" draw:id="id6" svg:width="4.069cm" svg:height="1.116cm" svg:x="0.332cm" svg:y="0.219cm">
                <text:p text:style-name="P2"><text:span text:style-name="T1">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82" draw:style-name="gr4" draw:text-style-name="P1" xml:id="id10" draw:id="id10" svg:width="4.069cm" svg:height="1.116cm" svg:x="0.333cm" svg:y="1.309cm">
                <text:p/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クラス図.G22" table:end-x="1.166cm" table:end-y="0.443cm" draw:z-index="0" draw:name="グループ化 17">
              <draw:custom-shape draw:name="正方形/長方形 18" draw:style-name="gr4" draw:text-style-name="P1" xml:id="id9" draw:id="id9" svg:width="4.069cm" svg:height="1.116cm" svg:x="1.609cm" svg:y="0.212cm">
                <text:p text:style-name="P2"><text:span text:style-name="T1">BaseController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9" draw:style-name="gr4" draw:text-style-name="P1" svg:width="4.069cm" svg:height="1.116cm" svg:x="1.61cm" svg:y="1.302cm">
                <text:p text:style-name="P2"><text:span text:style-name="T1">callAction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9"/>
        </table:table-row>
        <table:table-row table:style-name="ro1">
          <table:table-cell/>
          <table:table-cell>
            <draw:connector table:end-cell-address="クラス図.C19" table:end-x="0.332cm" table:end-y="0.292cm" draw:z-index="19" draw:name="直線矢印コネクタ 98" draw:style-name="gr9" draw:type="line" svg:x1="2.588cm" svg:y1="0.284cm" svg:x2="1.889cm" svg:y2="0.292cm" draw:start-shape="id6" draw:start-glue-point="3" draw:end-shape="id8" draw:end-glue-point="1" svg:d="M4844 9175l-699 8">
              <text:p/>
            </draw:connector>
          </table:table-cell>
          <table:table-cell/>
          <table:table-cell>
            <draw:connector table:end-cell-address="クラス図.E19" table:end-x="1.609cm" table:end-y="0.284cm" draw:z-index="21" draw:name="直線矢印コネクタ 105" draw:style-name="gr10" draw:type="line" svg:x1="3.865cm" svg:y1="0.277cm" svg:x2="2.144cm" svg:y2="0.284cm" draw:start-shape="id9" draw:start-glue-point="3" draw:end-shape="id6" draw:end-glue-point="1" svg:d="M10634 9168l-1721 7">
              <text:p/>
            </draw:connector>
          </table:table-cell>
          <table:table-cell table:number-columns-repeated="1020"/>
        </table:table-row>
        <table:table-row table:style-name="ro1">
          <table:table-cell>
            <draw:custom-shape table:end-cell-address="クラス図.B23" table:end-x="1.89cm" table:end-y="0.055cm" draw:z-index="4" draw:name="正方形/長方形 30" draw:style-name="gr4" draw:text-style-name="P1" svg:width="3.846cm" svg:height="1.116cm" svg:x="0.3cm" svg:y="0.421cm">
              <text:p text:style-name="P2"><text:span text:style-name="T1">()</text:span></text:p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onnector table:end-cell-address="クラス図.D24" table:end-x="0.11cm" table:end-y="0.416cm" draw:z-index="20" draw:name="直線矢印コネクタ 102" draw:style-name="gr11" draw:type="line" svg:x1="4.623cm" svg:y1="0.45cm" svg:x2="1.572cm" svg:y2="1.403cm" draw:start-shape="id10" draw:start-glue-point="2" draw:end-shape="id11" draw:end-glue-point="0" svg:d="M6879 10823l-3051 953">
              <text:p/>
            </draw:connector>
          </table:table-cell>
          <table:table-cell/>
          <table:table-cell>
            <draw:connector table:end-cell-address="クラス図.D25" table:end-x="1.995cm" table:end-y="0.015cm" draw:z-index="22" draw:name="直線矢印コネクタ 109" draw:style-name="gr12" draw:type="line" svg:x1="0.11cm" svg:y1="0.45cm" svg:x2="1.995cm" svg:y2="1.496cm" draw:start-shape="id10" draw:start-glue-point="2" draw:end-shape="id12" draw:end-glue-point="0" svg:d="M6879 10823l1885 1046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クラス図.C29" table:end-x="1.148cm" table:end-y="0.203cm" draw:z-index="2" draw:name="グループ化 108">
              <draw:custom-shape draw:name="正方形/長方形 26" draw:style-name="gr4" draw:text-style-name="P1" xml:id="id11" draw:id="id11" svg:width="3.655cm" svg:height="1.111cm" svg:x="2.001cm" svg:y="0.416cm">
                <text:p text:style-name="P2"><text:span text:style-name="T1">DispatchesJobs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31" draw:style-name="gr4" draw:text-style-name="P1" svg:width="3.655cm" svg:height="1.111cm" svg:x="2.005cm" svg:y="1.561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g table:end-cell-address="クラス図.E29" table:end-x="1.621cm" table:end-y="0.246cm" draw:z-index="1" draw:name="グループ化 27">
              <draw:custom-shape draw:name="正方形/長方形 28" draw:style-name="gr4" draw:text-style-name="P1" xml:id="id12" draw:id="id12" svg:width="3.762cm" svg:height="1.116cm" svg:x="0.114cm" svg:y="0.015cm">
                <text:p text:style-name="P2"><text:span text:style-name="T1">AuthorizesRequests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29" draw:style-name="gr4" draw:text-style-name="P1" svg:width="3.762cm" svg:height="1.116cm" svg:x="0.115cm" svg:y="1.105cm">
                <text:p text:style-name="P2"><text:span text:style-name="T1">()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2" svg:font-family="'ＭＳ ゴシック'" style:font-family-generic="modern" style:font-charset="x-symbol"/>
    <style:font-face style:name="Yu Gothic" svg:font-family="'Yu Gothic'" style:font-family-generic="swiss" style:font-charset="x-symbol"/>
    <style:font-face style:name="ＭＳ Ｐゴシック1" svg:font-family="'ＭＳ Ｐゴシック'" style:font-family-generic="swiss" style:font-charset="x-symbol"/>
    <style:font-face style:name="Arial1" svg:font-family="Arial"/>
    <style:font-face style:name="Yu Gothic1" svg:font-family="'Yu Gothic'"/>
    <style:font-face style:name="ＭＳ ゴシック1" svg:font-family="'ＭＳ ゴシック'"/>
    <style:font-face style:name="ＭＳ Ｐゴシック" svg:font-family="'ＭＳ Ｐゴシック'"/>
    <style:font-face style:name="ＭＳ ゴシック" svg:font-family="'ＭＳ 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10" svg:viewBox="0 0 20 30" svg:d="M10 0l-10 30h20z"/>
    <draw:marker draw:name="a125" svg:viewBox="0 0 20 30" svg:d="M10 0l-10 30h20z"/>
    <draw:marker draw:name="a128" svg:viewBox="0 0 20 30" svg:d="M10 0l-10 30h20z"/>
    <draw:marker draw:name="a137" svg:viewBox="0 0 20 30" svg:d="M10 0l-10 30h20z"/>
    <draw:marker draw:name="a14" svg:viewBox="0 0 20 30" svg:d="M10 0l-10 30h20z"/>
    <draw:marker draw:name="a145" svg:viewBox="0 0 20 30" svg:d="M10 0l-10 30h20z"/>
    <draw:marker draw:name="a147" svg:viewBox="0 0 20 30" svg:d="M10 0l-10 30h20z"/>
    <draw:marker draw:name="a150" svg:viewBox="0 0 20 30" svg:d="M10 0l-10 30h20z"/>
    <draw:marker draw:name="a159" svg:viewBox="0 0 20 30" svg:d="M10 0l-10 30h20z"/>
    <draw:marker draw:name="a162" svg:viewBox="0 0 20 30" svg:d="M10 0l-10 30h20z"/>
    <draw:marker draw:name="a164" svg:viewBox="0 0 20 30" svg:d="M10 0l-10 30h20z"/>
    <draw:marker draw:name="a167" svg:viewBox="0 0 20 30" svg:d="M10 0l-10 30h20z"/>
    <draw:marker draw:name="a18" svg:viewBox="0 0 20 30" svg:d="M10 0l-10 30h20z"/>
    <draw:marker draw:name="a22" svg:viewBox="0 0 20 30" svg:d="M10 0l-10 30h20z"/>
    <draw:marker draw:name="a26" svg:viewBox="0 0 20 30" svg:d="M10 0l-10 30h20z"/>
    <draw:marker draw:name="a30" svg:viewBox="0 0 20 30" svg:d="M10 0l-10 30h20z"/>
    <draw:marker draw:name="a52" svg:viewBox="0 0 20 30" svg:d="M10 0l-10 30h20z"/>
    <draw:marker draw:name="a59" svg:viewBox="0 0 20 30" svg:d="M10 0l-10 30h20z"/>
    <draw:marker draw:name="a63" svg:viewBox="0 0 20 30" svg:d="M10 0l-10 30h20z"/>
    <draw:marker draw:name="a70" svg:viewBox="0 0 20 30" svg:d="M10 0l-10 30h20z"/>
    <draw:stroke-dash draw:name="Dash" draw:style="rect" draw:dots1="1" draw:dots1-length="0.053cm" draw:distance="0.053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7">2021/08/17</text:date>, <text:time>10:34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creation-date>2009-04-16T11:32:48Z</meta:creation-date>
    <dc:date>2021-08-17T10:34:45.31</dc:date>
    <meta:editing-cycles>72</meta:editing-cycles>
    <meta:editing-duration>PT24S</meta:editing-duration>
    <meta:document-statistic meta:table-count="1" meta:cell-count="4" meta:object-count="23"/>
    <meta:user-defined meta:name="Info 1"/>
    <meta:user-defined meta:name="Info 2"/>
    <meta:user-defined meta:name="Info 3"/>
    <meta:user-defined meta:name="Info 4"/>
  </office:meta>
</office:document-meta>
</file>